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説明しよう。</text:p>
          </table:table-cell>
          <table:table-cell table:number-columns-repeated="1023"/>
        </table:table-row>
        <table:table-row>
          <table:table-cell table:style-name="ce0" office:value-type="string">
            <text:p>男たちは、かわいい女の子が目の前で放尿
するという信じがたい光景を目にしたことに
より、認識している現実と男の心にある何や
かんやが干渉し、その歪みが爆発力となって</text:p>
          </table:table-cell>
          <table:table-cell table:number-columns-repeated="1023"/>
        </table:table-row>
        <table:table-row>
          <table:table-cell table:style-name="ce0" office:value-type="string">
            <text:p>四散したのである。　そのついでにブロンシュを
覆う氷の壁もアレと何やかんやが干渉し爆発力
が生まれて四散して消えたんじゃない？</text:p>
          </table:table-cell>
          <table:table-cell table:number-columns-repeated="1023"/>
        </table:table-row>
        <table:table-row>
          <table:table-cell table:style-name="ce0" office:value-type="string">
            <text:p>え、えへへ・・・なんか色々とごめんね！</text:p>
          </table:table-cell>
          <table:table-cell table:number-columns-repeated="1023"/>
        </table:table-row>
        <table:table-row>
          <table:table-cell table:style-name="ce0" office:value-type="string">
            <text:p>みんな、夢だったと思ってくれるかな？
忘れてくれるかな～？</text:p>
          </table:table-cell>
          <table:table-cell table:number-columns-repeated="1023"/>
        </table:table-row>
        <table:table-row>
          <table:table-cell table:style-name="ce0" office:value-type="string">
            <text:p>とりあえず、もうピキピキアイスバリアは封印
しようっと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